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6.41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Formas – Polígon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Forma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Forma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Anima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Automóvi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Insect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Cisco – Otr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Cisco – Med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Cisco – Product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Dominó – usu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Dominó – numerad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Electrónica – parte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Electrónica – parte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Electrónica – partes 3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Electrónica – partes 4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Electrónica – circuit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Electrónica – sign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Electrónica – medido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Gent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quitectura - overla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Arquitectura – recubrimient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quitectura - furnit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Arquitectura – mueb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quitectura - 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Arquitectura – construccion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quitectura - bathroom, kitche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Arquitectura – baño, cocin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quitectura - kitche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Arquitectura – cocin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quitectura - windows, doo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Arquitectura – ventanas, puert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Diagram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Diagrama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Fueros-Studio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Photos – Faun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Photos – Construccion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Photos – Plant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Photos – Estatu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Photos – Paisaj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Photos – Ciudad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Photos – Flo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Terapéutica – gener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eteorologí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Vehícul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Seña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Hombre Azu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Bioquímica – Aminoácid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Señales lógic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Puerta lóg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Emoticon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Flech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Reloj – 1 hor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Reloj – 2 hor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Reloj – 3 hor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Reloj – 4 hor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Reloj – 5 hor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Reloj – 6 hor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Reloj – 7 hor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Reloj – 8 hor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Reloj – 9 hor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Reloj – 10 hor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Reloj – 11 hor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Reloj – 12 hor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Neumático – par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Computadoras – gener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Computadoras – red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Computadoras – elementos de la red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Computadoras – Wi-F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Nomb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Signos – Peligr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Objet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Áf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US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Austral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As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América del Su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Europ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Europa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Franc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France – region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–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sign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Canadá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Continen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Medio Orient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América Centr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Años medieva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Méxic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Tiempos antigü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símbol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historia – 1900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apas – Mund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Dsdsdsd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Fraccion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Bander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úsica – instrument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Música – Partitur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Pictogramas especia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Fotos – Celebracion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Fotos – Comidas y Bebida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Fotos – Human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Fotos – Objet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Fotos – Espaci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Fotos – Viaj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Logos OpenOffice.org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Religió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Construccion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Página de inicio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4">2007.10.04</text:date>, <text:time>08:19:23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$Build-9207</meta:generator>
    <meta:creation-date>2007-06-20T13:52:15</meta:creation-date>
    <dc:date>2007-10-04T08:19:22</dc:date>
    <meta:editing-cycles>7</meta:editing-cycles>
    <meta:editing-duration>PT58M53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